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4pt" officeooo:rsid="0021e1d5" officeooo:paragraph-rsid="0002758f" style:font-size-asian="12.25pt" style:font-size-complex="14pt"/>
    </style:style>
    <style:style style:name="P2" style:family="paragraph" style:parent-style-name="Standard">
      <style:text-properties fo:font-size="14pt" style:text-underline-style="solid" style:text-underline-width="auto" style:text-underline-color="font-color" fo:font-weight="bold" officeooo:rsid="0002758f" officeooo:paragraph-rsid="0002758f" style:font-size-asian="12.25pt" style:font-weight-asian="bold" style:font-size-complex="14pt" style:font-weight-complex="bold"/>
    </style:style>
    <style:style style:name="T1" style:family="text">
      <style:text-properties fo:font-size="12pt" style:font-size-asian="10.5pt" style:font-size-complex="12pt"/>
    </style:style>
    <style:style style:name="T2" style:family="text">
      <style:text-properties fo:font-size="12pt" officeooo:rsid="002311f8" style:font-size-asian="10.5pt" style:font-size-complex="12pt"/>
    </style:style>
    <style:style style:name="T3" style:family="text">
      <style:text-properties fo:font-size="12pt" fo:font-weight="bold" style:font-size-asian="10.5pt" style:font-weight-asian="bold" style:font-size-complex="1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lossary </text:p>
      <text:p text:style-name="P2"/>
      <text:p text:style-name="P1"><text:span text:style-name="T3">data warehouse</text:span><text:span text:style-name="T1"> <text:s/>: To data warehouse(DW),στα ελληνικά αποθήκη δεδομένων,είναι μια </text:span><text:span text:style-name="T2">σχεσιακή </text:span><text:span text:style-name="T1"><text:s/>βάση δεδομένων που έ</text:span><text:span text:style-name="T2">χει σχεδιαστεί για την αναζήτηση και την ανάλυση και όχι για την επεξεργασία συναλλαγών.Συνήθως περιέχει ιστορικά δεδομένα που προέρχονται από τα δεδομένα των συναλλαγών,αλλά μπορεί να περιλαμβάνει δεδομένα από άλλες πηγές. Χωρίζει την ανάλυση του φόρτου εργασίας από τον φόρτο εργασίας των συναλλαγών και επιτρέπει σε έναν οργανισμό να ενοποιήσει δεδομένα από διάφορες πηγέ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6T19:26:42.407488213</meta:creation-date>
    <dc:date>2015-05-26T19:28:11.184763524</dc:date>
    <meta:editing-duration>P0D</meta:editing-duration>
    <meta:editing-cycles>1</meta:editing-cycles>
    <meta:document-statistic meta:table-count="0" meta:image-count="0" meta:object-count="0" meta:page-count="1" meta:paragraph-count="2" meta:word-count="69" meta:character-count="496" meta:non-whitespace-character-count="426"/>
    <meta:generator>LibreOffice/4.2.6.3$Linux_X86_64 LibreOffice_project/420m0$Build-3</meta:generator>
  </office:meta>
</office:document-meta>
</file>